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/>
    </style:style>
    <style:style style:name="P2" style:family="paragraph" style:parent-style-name="Standard">
      <style:text-properties fo:color="#2a6099" loext:opacity="100%" officeooo:paragraph-rsid="00095327"/>
    </style:style>
    <style:style style:name="P3" style:family="paragraph" style:parent-style-name="Standard">
      <style:text-properties fo:color="#2a6099" loext:opacity="100%" officeooo:paragraph-rsid="000cccd0"/>
    </style:style>
    <style:style style:name="T1" style:family="text">
      <style:text-properties officeooo:rsid="00095327"/>
    </style:style>
    <style:style style:name="T2" style:family="text">
      <style:text-properties officeooo:rsid="000a3816"/>
    </style:style>
    <style:style style:name="T3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os elementos de cada coche.</text:p>
      <text:p text:style-name="P1">/garaje/coches/coche/node() — //<text:span text:style-name="T1">coche/node()</text:span></text:p>
      <text:p text:style-name="Standard">2. Los elementos de cada reparación.</text:p>
      <text:p text:style-name="P1">/garaje/reparaciones/reparacion/node() — //reparacion/node()</text:p>
      <text:p text:style-name="Standard">3. El contenido de La matrícula de los coches.</text:p>
      <text:p text:style-name="P2">//coche/matricula/text() — /garaje/coches/coche/matricula/text()</text:p>
      <text:p text:style-name="Standard">4. Todos los nodos (elementos y contenido) de los coches de la marca Renault.</text:p>
      <text:p text:style-name="P2">//coche[marca="Renault"]/node() — <text:s/>garaje/coches/coche[marca="Renault"]/node()</text:p>
      <text:p text:style-name="Standard">5. Todos los nodos de los coches de más de 200000 km.</text:p>
      <text:p text:style-name="P2">//coche[km&gt;200000]/node() — /garaje/coches/coche[km&gt;200000]/node()</text:p>
      <text:p text:style-name="Standard">6. El contenido del color del coche de matrícula 1234C.</text:p>
      <text:p text:style-name="P2">//coche[matricula="1234C"]/color/text() — /garaje/coches/coche[matricula="1234C"]/color/text()</text:p>
      <text:p text:style-name="Standard">7. El contenido de la descripción de las reparaciones realizadas al coche de matrícula: 4444B.</text:p>
      <text:p text:style-name="P1">//reparacion[matricula="4444B"]/descripcion/<text:span text:style-name="T2">text()</text:span></text:p>
      <text:p text:style-name="Standard">8. El contenido de la descripción de la reparación de código J0005.</text:p>
      <text:p text:style-name="P1">//reparacion[@codigo="J0005"]/descripcion/text()</text:p>
      <text:p text:style-name="Standard">9. Suma de las horas invertidas reparando coches.</text:p>
      <text:p text:style-name="P1">sum(//reparacion/horas)</text:p>
      <text:p text:style-name="Standard">10. Número de coches en el documento.</text:p>
      <text:p text:style-name="P1">count(//coche)</text:p>
      <text:p text:style-name="Standard">11. Selecciona todos los elementos del primer coche.</text:p>
      <text:p text:style-name="P1">//coche[1]/node() — //coche[position()=1]/node()</text:p>
      <text:p text:style-name="Standard">12. Selecciona todos los elementos de la última reparación.</text:p>
      <text:p text:style-name="P1">//reparacion[last()]/node()</text:p>
      <text:p text:style-name="Standard">13. Selecciona todos los elementos del coche de la marca Seat con color Rojo.</text:p>
      <text:p text:style-name="P1">//coche[color="Rojo" <text:span text:style-name="T3">and</text:span> marca="Seat"]/node()</text:p>
      <text:p text:style-name="Standard">14. Propietario del coche modelo Polo 1.2 Advance.</text:p>
      <text:p text:style-name="P1">//coche[modelo="Polo 1.2 Advance"]/propietario/text()</text:p>
      <text:p text:style-name="Standard">15. Contenido de la descripción de las reparaciones realizadas con fecha de entrada 2013/06/06.</text:p>
      <text:p text:style-name="P1">//reparacion[fecha_entrada="2013/06/06"]/descripcion/text()</text:p>
      <text:p text:style-name="Standard">16. Seleccionar los coches rojos y grises.</text:p>
      <text:p text:style-name="P1">//coche[color="Rojo" or color="Gris"]/node()</text:p>
      <text:p text:style-name="Standard">17. Número de coches que entraron a reparar el 2013/06/03.</text:p>
      <text:p text:style-name="P1">count(//reparacion[fecha_entrada="2013/06/03"])</text:p>
      <text:p text:style-name="Standard">18. Contenido del modelo del propietario P01.</text:p>
      <text:p text:style-name="P1">//coche[propietario="P01"]/modelo/text()</text:p>
      <text:p text:style-name="Standard">19. Código de la reparación con fecha de entrada 2013/06/03.</text:p>
      <text:p text:style-name="P1">//reparacion[fecha_entrada="2013/06/03"]/@codigo</text:p>
      <text:p text:style-name="Standard">20. Suma de las horas de reparación del coche de matrícula 4444B.</text:p>
      <text:p text:style-name="P3">sum(//reparacion[matricula="4444B"]/horas)</text:p>
      <text:p text:style-name="Standard">21. Matrícula de los coches marca Ford y Volkswagen.</text:p>
      <text:p text:style-name="P1">//coche[marca="Ford" or marca="Volkswagen"]/node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1T10:45:42.003000000</dc:date>
    <meta:editing-duration>PT8M34S</meta:editing-duration>
    <meta:editing-cycles>1</meta:editing-cycles>
    <meta:document-statistic meta:table-count="0" meta:image-count="0" meta:object-count="0" meta:page-count="1" meta:paragraph-count="42" meta:word-count="243" meta:character-count="2244" meta:non-whitespace-character-count="2035"/>
    <meta:generator>LibreOffice/7.1.5.2$Windows_X86_64 LibreOffice_project/85f04e9f809797b8199d13c421bd8a2b025d52b5</meta:generator>
  </office:meta>
</office:document-meta>
</file>